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1.216in" style:rel-column-width="10119*"/>
    </style:style>
    <style:style style:name="Table1.B" style:family="table-column">
      <style:table-column-properties style:column-width="0.941in" style:rel-column-width="7830*"/>
    </style:style>
    <style:style style:name="Table1.C" style:family="table-column">
      <style:table-column-properties style:column-width="1.0792in" style:rel-column-width="8980*"/>
    </style:style>
    <style:style style:name="Table1.D" style:family="table-column">
      <style:table-column-properties style:column-width="1.0785in" style:rel-column-width="8974*"/>
    </style:style>
    <style:style style:name="Table1.F" style:family="table-column">
      <style:table-column-properties style:column-width="1.0806in" style:rel-column-width="8992*"/>
    </style:style>
    <style:style style:name="Table1.G" style:family="table-column">
      <style:table-column-properties style:column-width="1.4014in" style:rel-column-width="1166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1cb62a" officeooo:paragraph-rsid="001cb62a"/>
    </style:style>
    <style:style style:name="P2" style:family="paragraph" style:parent-style-name="Standard">
      <style:text-properties fo:language="pt" fo:country="BR" officeooo:rsid="001cb62a" officeooo:paragraph-rsid="00180a7f"/>
    </style:style>
    <style:style style:name="P3" style:family="paragraph" style:parent-style-name="Standard">
      <style:text-properties fo:language="pt" fo:country="BR" officeooo:rsid="001da5e2" officeooo:paragraph-rsid="001da5e2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da5e2" officeooo:paragraph-rsid="001da5e2" style:font-weight-asian="bold" style:font-weight-complex="bold"/>
    </style:style>
    <style:style style:name="P6" style:family="paragraph" style:parent-style-name="Table_20_Contents">
      <style:text-properties officeooo:rsid="001da5e2" officeooo:paragraph-rsid="001da5e2"/>
    </style:style>
    <style:style style:name="P7" style:family="paragraph" style:parent-style-name="Table_20_Contents">
      <style:paragraph-properties fo:text-align="center" style:justify-single-word="false"/>
      <style:text-properties officeooo:rsid="001da5e2" officeooo:paragraph-rsid="001da5e2"/>
    </style:style>
    <style:style style:name="P8" style:family="paragraph" style:parent-style-name="Table_20_Contents">
      <style:text-properties fo:font-size="10.5pt" fo:font-weight="bold" officeooo:paragraph-rsid="00361b04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.5pt" fo:font-weight="normal" officeooo:rsid="001da5e2" officeooo:paragraph-rsid="001da5e2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normal" officeooo:rsid="001da5e2" officeooo:paragraph-rsid="00361b04" style:font-size-asian="10.5pt" style:font-weight-asian="normal" style:font-size-complex="10.5pt" style:font-weight-complex="normal"/>
    </style:style>
    <style:style style:name="P11" style:family="paragraph" style:parent-style-name="Table_20_Contents">
      <style:text-properties fo:font-size="10pt" fo:font-weight="normal" officeooo:rsid="001da5e2" officeooo:paragraph-rsid="00361b0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language="pt" fo:country="BR" officeooo:rsid="0035d69d" officeooo:paragraph-rsid="0035d69d"/>
    </style:style>
    <style:style style:name="P14" style:family="paragraph" style:parent-style-name="Table_20_Contents">
      <style:paragraph-properties fo:text-align="center" style:justify-single-word="false"/>
      <style:text-properties fo:font-size="10.5pt" fo:font-weight="bold" officeooo:rsid="00361b04" officeooo:paragraph-rsid="00361b04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361b04" officeooo:paragraph-rsid="00361b04"/>
    </style:style>
    <style:style style:name="P16" style:family="paragraph" style:parent-style-name="Heading_20_3">
      <style:text-properties fo:language="pt" fo:country="BR" officeooo:rsid="00180a7f"/>
    </style:style>
    <style:style style:name="P17" style:family="paragraph" style:parent-style-name="Heading_20_3">
      <style:text-properties officeooo:rsid="001cb62a"/>
    </style:style>
    <style:style style:name="P18" style:family="paragraph" style:parent-style-name="Heading_20_3">
      <style:text-properties officeooo:rsid="003433fd"/>
    </style:style>
    <style:style style:name="T1" style:family="text">
      <style:text-properties officeooo:rsid="002a0f69"/>
    </style:style>
    <style:style style:name="T2" style:family="text">
      <style:text-properties officeooo:rsid="00316a20"/>
    </style:style>
    <style:style style:name="T3" style:family="text">
      <style:text-properties officeooo:rsid="0035d69d"/>
    </style:style>
    <style:style style:name="T4" style:family="text">
      <style:text-properties officeooo:rsid="00361b04"/>
    </style:style>
    <style:style style:name="T5" style:family="text">
      <style:text-properties fo:font-size="10.5pt" officeooo:rsid="00361b04" style:font-size-asian="10.5pt" style:font-size-complex="10.5pt"/>
    </style:style>
    <style:style style:name="T6" style:family="text">
      <style:text-properties fo:font-size="10.5pt" officeooo:rsid="0037c5b7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E_<text:span text:style-name="T3">IPALLET_ELEVATOR</text:span></text:h>
      <text:p text:style-name="P13">Evitar a entrada de um palete com o elevador fora da posição 0;</text:p>
      <text:p text:style-name="P13"/>
      <text:p text:style-name="P13">Evitar movimentos do elevador sem um palete;</text:p>
      <text:p text:style-name="P2"/>
      <text:h text:style-name="P17" text:outline-level="3">E<text:span text:style-name="T1">_</text:span><text:span text:style-name="T2">FITTER_FLOOR</text:span></text:h>
      <text:p text:style-name="P13">Evitar abrir a porta retrátil sem fixar a caixa;</text:p>
      <text:p text:style-name="P13"/>
      <text:p text:style-name="P13">Evitar fechar a porta com o fixador ativado;</text:p>
      <text:p text:style-name="P13"/>
      <text:p text:style-name="P13">Evitar fixar uma caixa sem uma caixa;</text:p>
      <text:p text:style-name="P1"/>
      <text:h text:style-name="P17" text:outline-level="3">E<text:span text:style-name="T1">_</text:span><text:span text:style-name="T2">ELEVATOR_</text:span><text:span text:style-name="T3">FITTER</text:span></text:h>
      <text:p text:style-name="P13">Evitar que o elevador desça um andar sem que a caixa esteja ajustada em cima dele, no andar adequado;</text:p>
      <text:p text:style-name="P3"/>
      <text:h text:style-name="P18" text:outline-level="3">E_<text:span text:style-name="T3">IBOX_FLOOR</text:span></text:h>
      <text:p text:style-name="P13">Evitar abrir o chão sem uma caixa no buffer de entrada;</text:p>
      <text:p text:style-name="P13"/>
      <text:p text:style-name="P13">Evitar iniciar entrada de caixa com a porta aberta;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8"/>
            <text:p text:style-name="P14">Especificações</text:p>
          </table:table-cell>
          <table:table-cell table:style-name="Table1.A1" table:number-columns-spanned="5" office:value-type="string">
            <text:p text:style-name="P14">Plantas</text:p>
          </table:table-cell>
          <table:covered-table-cell/>
          <table:covered-table-cell/>
          <table:covered-table-cell/>
          <table:covered-table-cell/>
          <table:table-cell table:style-name="Table1.G1" table:number-rows-spanned="2" office:value-type="string">
            <text:p text:style-name="P14"/>
            <text:p text:style-name="P14">Sistema Produto</text:p>
          </table:table-cell>
        </table:table-row>
        <table:table-row>
          <table:covered-table-cell/>
          <table:table-cell table:style-name="Table1.B2" office:value-type="string">
            <text:p text:style-name="P9"><text:span text:style-name="T4">P_</text:span>INPUT_BOX</text:p>
          </table:table-cell>
          <table:table-cell table:style-name="Table1.B2" office:value-type="string">
            <text:p text:style-name="P10"><text:span text:style-name="T4">P_</text:span>INPUT_PALLET</text:p>
          </table:table-cell>
          <table:table-cell table:style-name="Table1.B2" office:value-type="string">
            <text:p text:style-name="P10"><text:span text:style-name="T4">P_</text:span>ELEVATOR</text:p>
          </table:table-cell>
          <table:table-cell table:style-name="Table1.B2" office:value-type="string">
            <text:p text:style-name="P10"><text:span text:style-name="T4">P_</text:span>RET_FLOOR</text:p>
          </table:table-cell>
          <table:table-cell table:style-name="Table1.B2" office:value-type="string">
            <text:p text:style-name="P10"><text:span text:style-name="T4">P_</text:span>BOX_FITTER</text:p>
          </table:table-cell>
          <table:covered-table-cell/>
        </table:table-row>
        <table:table-row>
          <table:table-cell table:style-name="Table1.B2" office:value-type="string">
            <text:p text:style-name="P11"><text:span text:style-name="T6">E</text:span><text:span text:style-name="T5">_</text:span><text:span text:style-name="T4">IPALLET_ELEVATOR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5">X</text:p>
          </table:table-cell>
          <table:table-cell table:style-name="Table1.B2" office:value-type="string">
            <text:p text:style-name="P15">X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G3" office:value-type="string">
            <text:p text:style-name="P15">S_IPALLET_ELEVATOR</text:p>
          </table:table-cell>
        </table:table-row>
        <table:table-row>
          <table:table-cell table:style-name="Table1.B2" office:value-type="string">
            <text:p text:style-name="P11"><text:span text:style-name="T6">E</text:span><text:span text:style-name="T5">_</text:span><text:span text:style-name="T4">FITTER_FLOOR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5">X</text:p>
          </table:table-cell>
          <table:table-cell table:style-name="Table1.B2" office:value-type="string">
            <text:p text:style-name="P15">X</text:p>
          </table:table-cell>
          <table:table-cell table:style-name="Table1.G3" office:value-type="string">
            <text:p text:style-name="P15">S_FITTER_FLOOR</text:p>
          </table:table-cell>
        </table:table-row>
        <table:table-row>
          <table:table-cell table:style-name="Table1.B2" office:value-type="string">
            <text:p text:style-name="P11"><text:span text:style-name="T6">E</text:span><text:span text:style-name="T5">_</text:span><text:span text:style-name="T4">ELEVATOR_FITTER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5">X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5">X</text:p>
          </table:table-cell>
          <table:table-cell table:style-name="Table1.G3" office:value-type="string">
            <text:p text:style-name="P15">S_ELEVATOR_FITTER</text:p>
          </table:table-cell>
        </table:table-row>
        <table:table-row>
          <table:table-cell table:style-name="Table1.B2" office:value-type="string">
            <text:p text:style-name="P11"><text:span text:style-name="T6">E</text:span><text:span text:style-name="T5">_</text:span><text:span text:style-name="T4">IBOX_FLOOR</text:span></text:p>
          </table:table-cell>
          <table:table-cell table:style-name="Table1.B2" office:value-type="string">
            <text:p text:style-name="P15">X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15">X</text:p>
          </table:table-cell>
          <table:table-cell table:style-name="Table1.B2" office:value-type="string">
            <text:p text:style-name="P12"/>
          </table:table-cell>
          <table:table-cell table:style-name="Table1.G3" office:value-type="string">
            <text:p text:style-name="P15">S_IBOX_FLOOR</text:p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12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12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12"/>
          </table:table-cell>
        </table:table-row>
        <table:table-row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3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1563in" fo:margin-right="0.236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1M22S</meta:editing-duration>
    <meta:editing-cycles>30</meta:editing-cycles>
    <meta:generator>LibreOffice/3.6$Linux_X86_64 LibreOffice_project/360m1$Build-2</meta:generator>
    <dc:date>2013-06-12T00:11:10</dc:date>
    <meta:document-statistic meta:table-count="1" meta:image-count="0" meta:object-count="0" meta:page-count="1" meta:paragraph-count="36" meta:word-count="112" meta:character-count="728" meta:non-whitespace-character-count="652"/>
    <meta:user-defined meta:name="Info 1"/>
    <meta:user-defined meta:name="Info 2"/>
    <meta:user-defined meta:name="Info 3"/>
    <meta:user-defined meta:name="Info 4"/>
  </office:meta>
</office:document-meta>
</file>